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7"><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8"><text:s text:c="5"/><text:span text:style-name="T365">The man nodded. “Sure, sure. We can do another session of hypnosis.”</text:span></text:p>
      <text:p text:style-name="P58"><text:s text:c="5"/><text:span text:style-name="T365">Eugene smiled. “Thanks, and you are?”</text:span></text:p>
      <text:p text:style-name="P58"><text:s text:c="5"/>“<text:span text:style-name="T365">Oh how terrible of me, where are my manners? I’m Jake.” </text:span><text:span text:style-name="T366">He shook Eugene’s hand.</text:span></text:p>
      <text:p text:style-name="P58"><text:s text:c="5"/><text:span text:style-name="T366">Walking down a corridor, Eugene felt like he was going into the depths of hell itself. There didn’t seem to be anything he could do but walk down the hallway. If he really was this Austin Sanders, he wanted to know for s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91</meta:editing-cycles>
    <meta:generator>LibreOffice/7.4.2.3$Windows_X86_64 LibreOffice_project/382eef1f22670f7f4118c8c2dd222ec7ad009daf</meta:generator>
    <dc:date>2022-11-08T11:19:42.143000000</dc:date>
    <meta:editing-duration>PT20H29M58S</meta:editing-duration>
    <meta:document-statistic meta:table-count="0" meta:image-count="0" meta:object-count="0" meta:page-count="114" meta:paragraph-count="1269" meta:word-count="30384" meta:character-count="170839" meta:non-whitespace-character-count="135517"/>
  </office:meta>
</office:document-meta>
</file>